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f93c7" draw:textarea-horizontal-align="right" draw:textarea-vertical-align="bottom" draw:auto-grow-height="false" fo:min-height="2.29cm" fo:min-width="4.326cm" fo:wrap-option="wrap"/>
      <style:paragraph-properties style:writing-mode="lr-tb"/>
    </style:style>
    <style:style style:name="gr2" style:family="graphic" style:parent-style-name="standard">
      <style:graphic-properties draw:fill="solid" draw:fill-color="#fcc79b" draw:textarea-horizontal-align="right" draw:textarea-vertical-align="top" draw:auto-grow-height="false" fo:min-height="5.15cm" fo:min-width="5.9cm" fo:wrap-option="wrap"/>
      <style:paragraph-properties style:writing-mode="lr-tb"/>
    </style:style>
    <style:style style:name="gr3" style:family="graphic" style:parent-style-name="standard">
      <style:graphic-properties draw:textarea-horizontal-align="left" draw:textarea-vertical-align="top" draw:auto-grow-height="false" fo:min-height="1.55cm" fo:min-width="3.056cm" fo:wrap-option="wrap" draw:shadow="visible" draw:shadow-offset-x="0.071cm" draw:shadow-offset-y="0.071cm" loext:shadow-blur="0.035cm"/>
      <style:paragraph-properties style:writing-mode="lr-tb"/>
    </style:style>
    <style:style style:name="gr4" style:family="graphic" style:parent-style-name="standard">
      <style:graphic-properties draw:fill="solid" draw:fill-color="#fcc79b" draw:textarea-horizontal-align="left" draw:textarea-vertical-align="middle" draw:auto-grow-height="false" fo:min-height="0.35cm" fo:min-width="2cm" fo:wrap-option="wrap" draw:shadow="visible" draw:shadow-offset-x="0.071cm" draw:shadow-offset-y="0.071cm" loext:shadow-blur="0.035cm"/>
      <style:paragraph-properties style:writing-mode="lr-tb"/>
    </style:style>
    <style:style style:name="gr5" style:family="graphic" style:parent-style-name="standard">
      <style:graphic-properties draw:fill="solid" draw:fill-color="#bbdefb" draw:textarea-horizontal-align="left" draw:textarea-vertical-align="middle" draw:auto-grow-height="false" fo:min-height="0.35cm" fo:min-width="2.3cm" fo:wrap-option="wrap" draw:shadow="visible" draw:shadow-offset-x="0.071cm" draw:shadow-offset-y="0.071cm" loext:shadow-blur="0.03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 draw:shadow="visible" draw:shadow-offset-x="0.071cm" draw:shadow-offset-y="0.071cm" loext:shadow-blur="0.03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c2e0ae" draw:textarea-horizontal-align="left" draw:textarea-vertical-align="middle" draw:auto-grow-height="false" fo:min-height="0.312cm" fo:min-width="2.7cm"/>
      <style:paragraph-properties style:writing-mode="lr-tb"/>
    </style:style>
    <style:style style:name="gr9" style:family="graphic" style:parent-style-name="standard">
      <style:graphic-properties draw:fill-color="#fcc79b" draw:textarea-horizontal-align="left" draw:textarea-vertical-align="middle" draw:auto-grow-height="false" fo:min-height="0.35cm" fo:min-width="1.1cm" loext:glow-radius="0.071cm" loext:softedge-radius="0cm"/>
      <style:paragraph-properties style:writing-mode="lr-tb"/>
    </style:style>
    <style:style style:name="gr10" style:family="graphic" style:parent-style-name="objectwithoutfill">
      <style:graphic-properties svg:stroke-width="0.035cm" svg:stroke-color="#e91e63" draw:marker-start-width="0.252cm" draw:marker-end="Arrow_20_large" draw:marker-end-width="0.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fill="solid" draw:fill-color="#fcc79b" draw:textarea-horizontal-align="right" draw:textarea-vertical-align="top" draw:auto-grow-height="false" fo:min-height="1.25cm" fo:min-width="5.9cm" fo:wrap-option="wrap"/>
      <style:paragraph-properties style:writing-mode="lr-tb"/>
    </style:style>
    <style:style style:name="gr12" style:family="graphic" style:parent-style-name="objectwithoutfill">
      <style:graphic-properties svg:stroke-width="0.035cm" svg:stroke-color="#e91e63" draw:marker-start-width="0.252cm" draw:marker-end="Arrow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 style:list-style-name="L1">
      <style:graphic-properties draw:stroke="none" draw:fill="solid" draw:fill-color="#c2e0ae" draw:textarea-horizontal-align="left" draw:textarea-vertical-align="middle" draw:auto-grow-height="false" fo:min-height="0.312cm" fo:min-width="2.6cm"/>
      <style:paragraph-properties style:writing-mode="lr-tb"/>
    </style:style>
    <style:style style:name="gr14" style:family="graphic" style:parent-style-name="standard">
      <style:graphic-properties draw:fill-color="#fcc79b" draw:textarea-horizontal-align="left" draw:textarea-vertical-align="middle" draw:auto-grow-height="false" fo:min-height="0.25cm" fo:min-width="2.7cm" loext:glow-radius="0.071cm" loext:softedge-radius="0cm"/>
      <style:paragraph-properties style:writing-mode="lr-tb"/>
    </style:style>
    <style:style style:name="gr15" style:family="graphic" style:parent-style-name="standard">
      <style:graphic-properties draw:fill="solid" draw:fill-color="#fcc79b" draw:textarea-horizontal-align="left" draw:textarea-vertical-align="middle" draw:auto-grow-height="false" fo:min-height="0.25cm" fo:min-width="2.7cm" fo:wrap-option="wrap" draw:shadow="visible" draw:shadow-offset-x="0.071cm" draw:shadow-offset-y="0.071cm" loext:shadow-blur="0.035cm"/>
      <style:paragraph-properties style:writing-mode="lr-tb"/>
    </style:style>
    <style:style style:name="gr16" style:family="graphic" style:parent-style-name="objectwithoutfill">
      <style:graphic-properties draw:stroke="dash" draw:stroke-dash="Double_20_Dash_20_Dot_20_Dot" svg:stroke-width="0.035cm" svg:stroke-color="#000000" draw:marker-start-width="0.252cm" draw:marker-end="Arrow_20_large" draw:marker-end-width="0.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="solid" draw:fill-color="#fcc79b" draw:textarea-horizontal-align="right" draw:textarea-vertical-align="top" draw:auto-grow-height="false" fo:min-height="0.35cm" fo:min-width="2.6cm" fo:wrap-option="wrap"/>
      <style:paragraph-properties style:writing-mode="lr-tb"/>
    </style:style>
    <style:style style:name="gr18" style:family="graphic" style:parent-style-name="standard">
      <style:graphic-properties draw:stroke="none" draw:fill-color="#cfe7f5" draw:textarea-horizontal-align="right" draw:textarea-vertical-align="top" draw:auto-grow-height="false" fo:min-height="0.35cm" fo:min-width="2.6cm" fo:wrap-option="wrap" draw:shadow="hidden" draw:shadow-offset-x="0.071cm" draw:shadow-offset-y="0.071cm" loext:shadow-blur="0.035cm"/>
      <style:paragraph-properties style:writing-mode="lr-tb"/>
    </style:style>
    <style:style style:name="gr19" style:family="graphic" style:parent-style-name="objectwithoutfill">
      <style:graphic-properties svg:stroke-width="0.035cm" svg:stroke-color="#009688" draw:marker-start-width="0.252cm" draw:marker-end="Arrow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fill="solid" draw:fill-color="#8f93c7" draw:textarea-horizontal-align="right" draw:textarea-vertical-align="bottom" draw:auto-grow-height="false" fo:min-height="0.99cm" fo:min-width="2.6cm" fo:wrap-option="wrap"/>
      <style:paragraph-properties style:writing-mode="lr-tb"/>
    </style:style>
    <style:style style:name="gr21" style:family="graphic" style:parent-style-name="objectwithoutfill">
      <style:graphic-properties svg:stroke-width="0.035cm" svg:stroke-color="#009688" draw:marker-start="Arrow_20_large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fill="solid" draw:fill-color="#fcc79b" draw:textarea-horizontal-align="left" draw:textarea-vertical-align="middle" draw:auto-grow-height="false" fo:min-height="0.35cm" fo:min-width="2.4cm" fo:wrap-option="wrap" draw:shadow="visible" draw:shadow-offset-x="0.071cm" draw:shadow-offset-y="0.071cm" loext:shadow-blur="0.035cm"/>
      <style:paragraph-properties style:writing-mode="lr-tb"/>
    </style:style>
    <style:style style:name="gr23" style:family="graphic" style:parent-style-name="objectwithoutfill">
      <style:graphic-properties draw:stroke="dash" draw:stroke-dash="Double_20_Dash_20_Dot_20_Dot" draw:marker-end="Arrow_20_large" draw:marker-end-width="0.2cm" svg:stroke-linecap="butt" draw:fill="none" draw:textarea-vertical-align="middle"/>
    </style:style>
    <style:style style:name="gr24" style:family="graphic" style:parent-style-name="objectwithoutfill">
      <style:graphic-properties draw:stroke="dash" draw:stroke-dash="Double_20_Dash_20_Dot_20_Dot" draw:marker-end="Arrow_20_large" draw:marker-end-width="0.2cm" svg:stroke-linecap="butt" draw:fill="none" draw:textarea-vertical-align="middle"/>
      <style:paragraph-properties style:writing-mode="lr-tb"/>
    </style:style>
    <style:style style:name="gr25" style:family="graphic" style:parent-style-name="standard">
      <style:graphic-properties draw:fill="solid" draw:fill-color="#fcc79b" draw:textarea-horizontal-align="right" draw:textarea-vertical-align="top" draw:auto-grow-height="false" fo:min-height="4.15cm" fo:min-width="5.9cm" fo:wrap-option="wrap"/>
      <style:paragraph-properties style:writing-mode="lr-tb"/>
    </style:style>
    <style:style style:name="gr26" style:family="graphic" style:parent-style-name="standard">
      <style:graphic-properties draw:fill="solid" draw:fill-color="#bbdefb" draw:textarea-horizontal-align="left" draw:textarea-vertical-align="top" draw:auto-grow-height="false" fo:min-height="1.65cm" fo:min-width="2.3cm" fo:wrap-option="wrap" draw:shadow="visible" draw:shadow-offset-x="0.071cm" draw:shadow-offset-y="0.071cm" loext:shadow-blur="0.035cm"/>
      <style:paragraph-properties style:writing-mode="lr-tb"/>
    </style:style>
    <style:style style:name="gr27" style:family="graphic" style:parent-style-name="objectwithoutfill">
      <style:graphic-properties draw:marker-end="Arrow_20_large" draw:marker-end-width="0.2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8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8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7cm" fo:min-width="1.395cm"/>
      <style:paragraph-properties style:writing-mode="lr-tb"/>
    </style:style>
    <style:style style:name="gr31" style:family="graphic" style:parent-style-name="objectwithoutfill">
      <style:graphic-properties draw:stroke="solid" draw:stroke-dash="Double_20_Dash_20_Dot_20_Dot" draw:marker-start="Arrow_20_large" draw:marker-end="" draw:marker-end-width="0.3cm" svg:stroke-linecap="butt" draw:fill="none" draw:textarea-vertical-align="middle"/>
    </style:style>
    <style:style style:name="gr32" style:family="graphic" style:parent-style-name="objectwithoutfill">
      <style:graphic-properties draw:stroke="solid" draw:stroke-dash="Double_20_Dash_20_Dot_20_Dot" draw:marker-end="Arrow_20_large" draw:marker-end-width="0.2cm" svg:stroke-linecap="butt" draw:fill="none" draw:textarea-vertical-align="middle"/>
      <style:paragraph-properties style:writing-mode="lr-tb"/>
    </style:style>
    <style:style style:name="gr33" style:family="graphic" style:parent-style-name="standard">
      <style:graphic-properties draw:fill-color="#fcc79b" draw:textarea-horizontal-align="left" draw:textarea-vertical-align="middle" draw:auto-grow-height="false" fo:min-height="0.35cm" fo:min-width="1.4cm" loext:glow-radius="0.071cm" loext:softedge-radius="0cm"/>
      <style:paragraph-properties style:writing-mode="lr-tb"/>
    </style:style>
    <style:style style:name="gr34" style:family="graphic" style:parent-style-name="standard">
      <style:graphic-properties draw:stroke="none" draw:fill="none" fo:min-height="0.32cm"/>
      <style:paragraph-properties style:writing-mode="lr-tb"/>
    </style:style>
    <style:style style:name="gr35" style:family="graphic" style:parent-style-name="objectwithoutfill">
      <style:graphic-properties svg:stroke-width="0.035cm" svg:stroke-color="#009688" draw:marker-start="Arrow_20_large" draw:marker-start-width="0.252cm" draw:marker-end="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4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2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1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23cm"/>
      <style:paragraph-properties style:writing-mode="lr-tb"/>
    </style:style>
    <style:style style:name="gr40" style:family="graphic" style:parent-style-name="standard">
      <style:graphic-properties draw:stroke="none" draw:fill="none" fo:min-height="0.24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="solid" draw:fill-color="#8f93c7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end" style:writing-mode="lr-tb"/>
      <style:text-properties fo:font-size="9pt" style:font-size-asian="9pt" style:font-size-complex="9pt"/>
    </style:style>
    <style:style style:name="P4" style:family="paragraph">
      <loext:graphic-properties draw:fill="solid" draw:fill-color="#fcc79b"/>
      <style:paragraph-properties fo:text-align="end" style:writing-mode="lr-tb"/>
      <style:text-properties fo:font-size="9pt" style:font-size-asian="9pt" style:font-size-complex="9pt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start" style:writing-mode="lr-tb"/>
      <style:text-properties fo:font-size="8pt" style:font-size-asian="8pt" style:font-size-complex="8pt"/>
    </style:style>
    <style:style style:name="P8" style:family="paragraph">
      <loext:graphic-properties draw:fill="solid" draw:fill-color="#fcc79b"/>
      <style:paragraph-properties fo:text-align="start" style:writing-mode="lr-tb"/>
      <style:text-properties fo:font-size="8pt" style:font-size-asian="8pt" style:font-size-complex="8pt"/>
    </style:style>
    <style:style style:name="P9" style:family="paragraph">
      <style:paragraph-properties fo:text-align="center" style:writing-mode="lr-tb"/>
      <style:text-properties fo:font-size="8pt" style:font-size-asian="12pt" style:font-size-complex="12pt"/>
    </style:style>
    <style:style style:name="P10" style:family="paragraph">
      <loext:graphic-properties draw:fill="solid" draw:fill-color="#bbdefb"/>
      <style:paragraph-properties fo:text-align="center" style:writing-mode="lr-tb"/>
      <style:text-properties fo:font-size="8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c2e0ae"/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loext:graphic-properties draw:fill-color="#fcc79b"/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style:paragraph-properties fo:text-align="center" style:writing-mode="lr-tb"/>
      <style:text-properties fo:font-size="9pt" style:font-size-asian="12pt" style:font-size-complex="12pt"/>
    </style:style>
    <style:style style:name="P16" style:family="paragraph">
      <loext:graphic-properties draw:fill="solid" draw:fill-color="#fcc79b"/>
      <style:paragraph-properties fo:text-align="center" style:writing-mode="lr-tb"/>
      <style:text-properties fo:font-size="9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18" style:family="paragraph">
      <loext:graphic-properties draw:fill="solid" draw:fill-color="#bbdefb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loext:graphic-properties draw:fill="solid" draw:fill-color="#c2e0ae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cc79b"/>
      <style:paragraph-properties fo:text-align="center" style:writing-mode="lr-tb"/>
      <style:text-properties fo:font-size="8pt" style:font-size-asian="12pt" style:font-size-complex="12pt"/>
    </style:style>
    <style:style style:name="P23" style:family="paragraph">
      <style:paragraph-properties fo:text-align="end" style:writing-mode="lr-tb">
        <style:tab-stops/>
      </style:paragraph-properties>
      <style:text-properties fo:font-size="12pt" style:font-size-asian="12pt" style:font-size-complex="12pt"/>
    </style:style>
    <style:style style:name="P24" style:family="paragraph">
      <loext:graphic-properties draw:fill-color="#cfe7f5"/>
      <style:paragraph-properties fo:text-align="end" style:writing-mode="lr-tb">
        <style:tab-stops/>
      </style:paragraph-properties>
      <style:text-properties fo:font-size="12pt" style:font-size-asian="12pt" style:font-size-complex="12pt"/>
    </style:style>
    <style:style style:name="P25" style:family="paragraph">
      <loext:graphic-properties draw:fill="solid" draw:fill-color="#8f93c7"/>
      <style:paragraph-properties fo:text-align="start" style:writing-mode="lr-tb"/>
      <style:text-properties fo:font-size="8pt" style:font-size-asian="8pt" style:font-size-complex="8pt"/>
    </style:style>
    <style:style style:name="P26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27" style:family="paragraph">
      <loext:graphic-properties draw:fill="none" draw:fill-color="#ffffff"/>
      <style:paragraph-properties style:writing-mode="lr-tb"/>
      <style:text-properties fo:font-size="6pt" style:font-size-asian="8pt" style:font-size-complex="8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8pt" style:font-size-complex="8pt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12pt" style:font-size-complex="12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ntrolHierarchy" draw:style-name="dp1" draw:master-page-name="Default">
        <draw:custom-shape draw:style-name="gr1" draw:text-style-name="P2" draw:layer="layout" svg:width="4.826cm" svg:height="2.54cm" svg:x="22.53cm" svg:y="23.56cm">
          <text:p text:style-name="P1"><text:span text:style-name="T1">Demod Stream Mem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2.54cm" svg:x="23.874cm" svg:y="7.26cm">
          <text:p text:style-name="P1"><text:span text:style-name="T1">Raw Stream 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4cm" svg:height="5.4cm" svg:x="6.6cm" svg:y="3.7cm">
          <text:p text:style-name="P3"><text:span text:style-name="T2">PageFileRd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556cm" svg:height="1.8cm" svg:x="21.1cm" svg:y="6.4cm">
          <text:p text:style-name="P5"><text:span text:style-name="T1">Stream</text:span></text:p>
          <text:p text:style-name="P5"><text:span text:style-name="T1">Read-in </text:span><text:span text:style-name="T1">and </text:span><text:span text:style-name="T1">Resid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6cm" svg:x="9.3cm" svg:y="4.7cm">
          <text:p text:style-name="P7"><text:span text:style-name="T1">File Name ebx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8cm" svg:height="0.6cm" svg:x="13.7cm" svg:y="6cm">
          <text:p text:style-name="P9"><text:span text:style-name="T3">AudioFiler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8.3cm" svg:y1="4.8cm" svg:x2="9.3cm" svg:y2="5cm">
          <text:p/>
        </draw:line>
        <draw:line draw:style-name="gr7" draw:text-style-name="P11" draw:layer="layout" svg:x1="8.3cm" svg:y1="5.8cm" svg:x2="13.7cm" svg:y2="6.3cm">
          <text:p/>
        </draw:line>
        <draw:custom-shape draw:style-name="gr8" draw:text-style-name="P13" draw:layer="layout" svg:width="3.2cm" svg:height="0.562cm" svg:x="2.5cm" svg:y="4.138cm">
          <text:p text:style-name="P12"><text:span text:style-name="T4">File </text:span><text:span text:style-name="T4">Finder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.6cm" svg:height="0.6cm" svg:x="6.7cm" svg:y="4.5cm">
          <text:p text:style-name="P1"><text:span text:style-name="T1">SelFile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.7cm" svg:y1="4.4cm" svg:x2="6.7cm" svg:y2="4.8cm">
          <text:p/>
        </draw:line>
        <draw:custom-shape draw:style-name="gr11" draw:text-style-name="P16" draw:layer="layout" svg:width="6.4cm" svg:height="1.5cm" svg:x="6.6cm" svg:y="9.4cm">
          <text:p text:style-name="P15"><text:span text:style-name="T5">PageA</text:span><text:span text:style-name="T5">nSetu</text:span><text:span text:style-name="T5">p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2cm" svg:height="0.562cm" svg:x="2.5cm" svg:y="5.118cm">
          <text:p text:style-name="P17"><text:span text:style-name="T4">Parse It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.6cm" svg:height="0.6cm" svg:x="6.7cm" svg:y="5.5cm">
          <text:p text:style-name="P1"><text:span text:style-name="T1">Parse </text:span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2.8cm" svg:height="0.6cm" svg:x="17.5cm" svg:y="6.2cm">
          <text:p text:style-name="P6"><text:span text:style-name="T1">RiffFiler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6.5cm" svg:y1="6.3cm" svg:x2="17.5cm" svg:y2="6.5cm">
          <text:p/>
        </draw:line>
        <draw:line draw:style-name="gr12" draw:text-style-name="P20" draw:layer="layout" svg:x1="35.3cm" svg:y1="12.184cm" svg:x2="38.4cm" svg:y2="12.184cm">
          <text:p text:style-name="P19"><text:span text:style-name="T4">OS Event</text:span></text:p>
        </draw:line>
        <draw:line draw:style-name="gr10" draw:text-style-name="P11" draw:layer="layout" svg:x1="5.7cm" svg:y1="5.4cm" svg:x2="6.7cm" svg:y2="5.8cm">
          <text:p/>
        </draw:line>
        <draw:custom-shape draw:style-name="gr13" draw:text-style-name="P21" draw:layer="layout" svg:width="3.1cm" svg:height="0.562cm" svg:x="33.3cm" svg:y="15.8cm">
          <text:p text:style-name="P17"><text:span text:style-name="T4">Users </text:span><text:span text:style-name="T4">Did I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2cm" svg:height="0.5cm" svg:x="37cm" svg:y="14.5cm">
          <text:p text:style-name="P1"><text:span text:style-name="T1">Event Hand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.2cm" svg:height="0.5cm" svg:x="37cm" svg:y="15.1cm">
          <text:p text:style-name="P7"><text:span text:style-name="T1">Model Machine/Data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9.3cm" svg:y1="5cm" svg:x2="8.3cm" svg:y2="5.8cm">
          <text:p/>
        </draw:line>
        <draw:line draw:style-name="gr6" draw:text-style-name="P11" draw:layer="layout" svg:x1="20.3cm" svg:y1="6.5cm" svg:x2="21.1cm" svg:y2="6.7cm">
          <text:p/>
        </draw:line>
        <draw:custom-shape draw:style-name="gr17" draw:text-style-name="P22" draw:layer="layout" svg:width="3.1cm" svg:height="0.6cm" svg:x="33.3cm" svg:y="15.1cm">
          <text:p text:style-name="P9"><text:span text:style-name="T3">GUI </text:span><text:span text:style-name="T3">Class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3.1cm" svg:height="0.6cm" svg:x="33.3cm" svg:y="14.4cm">
          <text:p text:style-name="P23"><text:span text:style-name="T1">Control </text:span><text:span text:style-name="T1">Classes</text:span></text:p>
          <draw:enhanced-geometry svg:viewBox="0 0 21600 21600" draw:type="rectangle" draw:enhanced-path="M 0 0 L 21600 0 21600 21600 0 21600 0 0 Z N"/>
        </draw:custom-shape>
        <draw:line draw:style-name="gr19" draw:text-style-name="P20" draw:layer="layout" svg:x1="35.3cm" svg:y1="12.684cm" svg:x2="38.4cm" svg:y2="12.684cm">
          <text:p text:style-name="P19"><text:span text:style-name="T4">Msg System</text:span></text:p>
        </draw:line>
        <draw:custom-shape draw:style-name="gr20" draw:text-style-name="P25" draw:layer="layout" svg:width="3.1cm" svg:height="1.24cm" svg:x="33.3cm" svg:y="16.46cm">
          <text:p text:style-name="P7"><text:span text:style-name="T1">B</text:span><text:span text:style-name="T1">i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/text:p>
          <text:p text:style-name="P7"><text:span text:style-name="T1">i</text:span><text:span text:style-name="T1">n</text:span><text:span text:style-name="T1"> </text:span><text:span text:style-name="T1">a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/text:p>
          <text:p text:style-name="P7"><text:span text:style-name="T1">o</text:span><text:span text:style-name="T1">r</text:span><text:span text:style-name="T1"> </text:span><text:span text:style-name="T1">A</text:span><text:span text:style-name="T1">n</text:span><text:span text:style-name="T1">a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/text:p>
          <draw:enhanced-geometry svg:viewBox="0 0 21600 21600" draw:type="rectangle" draw:enhanced-path="M 0 0 L 21600 0 21600 21600 0 21600 0 0 Z N"/>
        </draw:custom-shape>
        <draw:path draw:style-name="gr21" draw:text-style-name="P26" draw:layer="layout" svg:width="7.915cm" svg:height="1.828cm" draw:transform="rotate (0.283790536374278) translate (12.9999024163268cm 7.69966542295892cm)" svg:viewBox="0 0 7916 1829" svg:d="M0 0c1676-32 6664 2152 7916 1788">
          <text:p/>
        </draw:path>
        <draw:custom-shape draw:style-name="gr22" draw:text-style-name="P8" draw:layer="layout" svg:width="2.9cm" svg:height="0.6cm" svg:x="9.8cm" svg:y="7.6cm">
          <text:p text:style-name="P7"><text:span text:style-name="T1">RIFF </text:span><text:span text:style-name="T1">Data[] </text:span><text:span text:style-name="T1">ebx</text:span></text:p>
          <draw:enhanced-geometry svg:viewBox="0 0 21600 21600" draw:type="rectangle" draw:enhanced-path="M 0 0 L 21600 0 21600 21600 0 21600 0 0 Z N"/>
        </draw:custom-shape>
        <draw:path draw:style-name="gr23" draw:text-style-name="P11" draw:layer="layout" svg:width="5.702cm" svg:height="1.453cm" draw:transform="rotate (3.05676965194287) translate (18.6768412630278cm 8.24846585835066cm)" svg:viewBox="0 0 5703 1454" svg:d="M0 1454c1626-941 3269-1683 5703-1388">
          <text:p/>
        </draw:path>
        <draw:path draw:style-name="gr23" draw:text-style-name="P11" draw:layer="layout" svg:width="8.71cm" svg:height="0.584cm" draw:transform="rotate (3.05676965194287) translate (21.650434280391cm 8.78294079951843cm)" svg:viewBox="0 0 8711 585" svg:d="M0 585c1626-941 6277-534 8711-239">
          <text:p/>
        </draw:path>
        <draw:path draw:style-name="gr24" draw:text-style-name="P26" draw:layer="layout" svg:width="2.999cm" svg:height="0.22cm" svg:x="35.3cm" svg:y="13.147cm" svg:viewBox="0 0 3000 221" svg:d="M3000 37c-700 500-1800-200-3000 0">
          <text:p text:style-name="P19"><text:span text:style-name="T6">Fetch Data</text:span></text:p>
        </draw:path>
        <draw:path draw:style-name="gr21" draw:text-style-name="P26" draw:layer="layout" svg:width="1.999cm" svg:height="5.04cm" draw:transform="rotate (0.283790536374278) translate (11.5886126360114cm 5.06089328884247cm)" svg:viewBox="0 0 2000 5041" svg:d="M0 5041c1420-940 3572-5104 220-5040">
          <text:p/>
        </draw:path>
        <draw:custom-shape draw:style-name="gr8" draw:text-style-name="P21" draw:layer="layout" svg:width="3.2cm" svg:height="0.562cm" svg:x="2.4cm" svg:y="9.1cm">
          <text:p text:style-name="P17"><text:span text:style-name="T4">But</text:span><text:span text:style-name="T4">ton</text:span><text:span text:style-name="T4">s | </text:span><text:span text:style-name="T4">Fiel</text:span><text:span text:style-name="T4">d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.6cm" svg:y1="9.362cm" svg:x2="6.6cm" svg:y2="9.762cm">
          <text:p/>
        </draw:line>
        <draw:custom-shape draw:style-name="gr25" draw:text-style-name="P4" draw:layer="layout" svg:width="6.4cm" svg:height="4.4cm" svg:x="6.6cm" svg:y="11.2cm">
          <text:p text:style-name="P3"><text:span text:style-name="T2">Page</text:span><text:span text:style-name="T2">AnBu</text:span><text:span text:style-name="T2">lk</text:span></text:p>
          <draw:enhanced-geometry svg:viewBox="0 0 21600 21600" draw:type="rectangle" draw:enhanced-path="M 0 0 L 21600 0 21600 21600 0 21600 0 0 Z N"/>
        </draw:custom-shape>
        <draw:path draw:style-name="gr21" draw:text-style-name="P26" draw:layer="layout" svg:width="3.966cm" svg:height="11.335cm" draw:transform="skewX (4.142145142157E-017) rotate (0.261799387799149) translate (10.0659324695421cm 5.44991090349314cm)" svg:viewBox="0 0 3967 11336" svg:d="M0 11336c2306-106 6578-11799 1791-11322">
          <text:p/>
        </draw:path>
        <draw:custom-shape draw:style-name="gr8" draw:text-style-name="P21" draw:layer="layout" svg:width="3.2cm" svg:height="0.562cm" svg:x="2.4cm" svg:y="10.9cm">
          <text:p text:style-name="P17"><text:span text:style-name="T4">Analyze </text:span><text:span text:style-name="T4">Raw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.6cm" svg:y1="11.2cm" svg:x2="6.7cm" svg:y2="11.7cm">
          <text:p/>
        </draw:line>
        <draw:custom-shape draw:style-name="gr26" draw:text-style-name="P10" draw:layer="layout" svg:width="2.8cm" svg:height="1.9cm" svg:x="18cm" svg:y="12cm">
          <text:p text:style-name="P9"><text:span text:style-name="T3">AnBulk</text:span></text:p>
          <draw:enhanced-geometry svg:viewBox="0 0 21600 21600" draw:type="rectangle" draw:enhanced-path="M 0 0 L 21600 0 21600 21600 0 21600 0 0 Z N"/>
        </draw:custom-shape>
        <draw:line draw:style-name="gr27" draw:text-style-name="P11" draw:layer="layout" svg:x1="8.3cm" svg:y1="11.7cm" svg:x2="18cm" svg:y2="12.3cm">
          <text:p/>
        </draw:line>
        <draw:custom-shape draw:style-name="gr25" draw:text-style-name="P4" draw:layer="layout" svg:width="6.4cm" svg:height="4.4cm" svg:x="6.6cm" svg:y="15.8cm">
          <text:p text:style-name="P3"><text:span text:style-name="T2">PageA</text:span><text:span text:style-name="T2">nSinu</text:span><text:span text:style-name="T2">s</text:span></text:p>
          <draw:enhanced-geometry svg:viewBox="0 0 21600 21600" draw:type="rectangle" draw:enhanced-path="M 0 0 L 21600 0 21600 21600 0 21600 0 0 Z N"/>
        </draw:custom-shape>
        <draw:path draw:style-name="gr21" draw:text-style-name="P26" draw:layer="layout" svg:width="2.711cm" svg:height="6.69cm" draw:transform="rotate (0.283790536374278) translate (11.1264593621174cm 5.17634671690537cm)" svg:viewBox="0 0 2712 6691" svg:d="M0 6691c2020-140 4572-7104 696-6672">
          <text:p/>
        </draw:path>
        <draw:frame draw:style-name="gr28" draw:text-style-name="P27" draw:layer="layout" svg:width="2.589cm" svg:height="0.489cm" draw:transform="rotate (1.5707963267949) translate (14.811cm 10.989cm)">
          <draw:text-box>
            <text:p><text:span text:style-name="T7">Void All Results Fields</text:span></text:p>
          </draw:text-box>
        </draw:frame>
        <draw:frame draw:style-name="gr28" draw:text-style-name="P27" draw:layer="layout" svg:width="2.589cm" svg:height="0.489cm" draw:transform="rotate (1.39626340159546) translate (13.7cm 10.75cm)">
          <draw:text-box>
            <text:p><text:span text:style-name="T7">Void </text:span><text:span text:style-name="T7">All </text:span><text:span text:style-name="T7">Result</text:span><text:span text:style-name="T7">s </text:span><text:span text:style-name="T7">Fields</text:span></text:p>
          </draw:text-box>
        </draw:frame>
        <draw:custom-shape draw:style-name="gr9" draw:text-style-name="P14" draw:layer="layout" svg:width="1.6cm" svg:height="0.6cm" svg:x="6.7cm" svg:y="11.4cm">
          <text:p text:style-name="P1"><text:span text:style-name="T1">Analyze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.6cm" svg:height="0.6cm" svg:x="6.7cm" svg:y="12.2cm">
          <text:p text:style-name="P1"><text:span text:style-name="T1">Flatten</text:span></text:p>
          <draw:enhanced-geometry svg:viewBox="0 0 21600 21600" draw:type="rectangle" draw:enhanced-path="M 0 0 L 21600 0 21600 21600 0 21600 0 0 Z N"/>
        </draw:custom-shape>
        <draw:line draw:style-name="gr27" draw:text-style-name="P11" draw:layer="layout" svg:x1="8.3cm" svg:y1="12.5cm" svg:x2="18cm" svg:y2="13.1cm">
          <text:p/>
        </draw:line>
        <draw:path draw:style-name="gr21" draw:text-style-name="P26" draw:layer="layout" svg:width="5.838cm" svg:height="2.472cm" draw:transform="rotate (0.261799387799149) translate (12.3599364905389cm 14.8112504626203cm)" svg:viewBox="0 0 5839 2473" svg:d="M0 2473c1058-121 4376-2037 5839-2473">
          <text:p/>
        </draw:path>
        <draw:frame draw:style-name="gr29" draw:text-style-name="P27" draw:layer="layout" svg:width="2.28cm" svg:height="0.489cm" draw:transform="rotate (0.418879020478639) translate (14.8cm 15.253cm)">
          <draw:text-box>
            <text:p><text:span text:style-name="T7">Can Sinus Analyze</text:span></text:p>
          </draw:text-box>
        </draw:frame>
        <draw:frame draw:style-name="gr30" draw:text-style-name="P29" draw:layer="layout" svg:width="1.895cm" svg:height="0.727cm" draw:transform="rotate (0.0872664625997165) translate (17.711cm 7.203cm)">
          <draw:text-box>
            <text:p text:style-name="P28"><text:span text:style-name="T6">Fill In RIFF</text:span></text:p>
            <text:p text:style-name="P28"><text:span text:style-name="T6">&amp; Stream Data</text:span></text:p>
          </draw:text-box>
        </draw:frame>
        <draw:path draw:style-name="gr31" draw:text-style-name="P11" draw:layer="layout" svg:width="5.142cm" svg:height="1.469cm" draw:transform="rotate (3.05676965194287) translate (18cm 12.3cm)" svg:viewBox="0 0 5143 1470" svg:d="M0 0c1986 935 2966 651 5143 1470">
          <text:p/>
        </draw:path>
        <draw:path draw:style-name="gr31" draw:text-style-name="P11" draw:layer="layout" svg:width="5.184cm" svg:height="1.967cm" draw:transform="rotate (3.05676965194287) translate (18cm 13.1cm)" svg:viewBox="0 0 5185 1968" svg:d="M0 0c1779 852 3199 1033 5185 1968">
          <text:p/>
        </draw:path>
        <draw:line draw:style-name="gr32" draw:text-style-name="P26" draw:layer="layout" svg:x1="35.3cm" svg:y1="13.7cm" svg:x2="38.3cm" svg:y2="13.7cm">
          <text:p text:style-name="P19"><text:span text:style-name="T6">Push Data / Func Call</text:span></text:p>
        </draw:line>
        <draw:custom-shape draw:style-name="gr22" draw:text-style-name="P8" draw:layer="layout" svg:width="2.9cm" svg:height="0.6cm" svg:x="9.9cm" svg:y="13cm">
          <text:p text:style-name="P7"><text:span text:style-name="T1">Bulk Data[] ebx</text:span></text:p>
          <draw:enhanced-geometry svg:viewBox="0 0 21600 21600" draw:type="rectangle" draw:enhanced-path="M 0 0 L 21600 0 21600 21600 0 21600 0 0 Z N"/>
        </draw:custom-shape>
        <draw:path draw:style-name="gr23" draw:text-style-name="P11" draw:layer="layout" svg:width="5.053cm" svg:height="1.934cm" draw:transform="rotate (3.05676965194287) translate (17.8360508638528cm 15.2282004026149cm)" svg:viewBox="0 0 5054 1935" svg:d="M0 1935c1401-1223 2771-1641 5054-1935">
          <text:p/>
        </draw:path>
        <draw:custom-shape draw:style-name="gr26" draw:text-style-name="P10" draw:layer="layout" svg:width="2.8cm" svg:height="1.9cm" svg:x="18cm" svg:y="16.3cm">
          <text:p text:style-name="P9"><text:span text:style-name="T3">AnSinus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9cm" svg:height="0.6cm" svg:x="6.7cm" svg:y="16cm">
          <text:p text:style-name="P1"><text:span text:style-name="T1">First Est</text:span></text:p>
          <draw:enhanced-geometry svg:viewBox="0 0 21600 21600" draw:type="rectangle" draw:enhanced-path="M 0 0 L 21600 0 21600 21600 0 21600 0 0 Z N"/>
        </draw:custom-shape>
        <draw:frame draw:style-name="gr34" draw:text-style-name="P30" draw:layer="layout" svg:width="0.582cm" svg:height="0.57cm" svg:x="7.765cm" svg:y="13.06cm">
          <draw:text-box>
            <text:p><text:span text:style-name="T1"><text:s/></text:span></text:p>
          </draw:text-box>
        </draw:frame>
        <draw:custom-shape draw:style-name="gr22" draw:text-style-name="P8" draw:layer="layout" svg:width="2.9cm" svg:height="0.6cm" svg:x="9.9cm" svg:y="14.4cm">
          <text:p text:style-name="P7"><text:span text:style-name="T1">Flat Data[] ebx</text:span></text:p>
          <draw:enhanced-geometry svg:viewBox="0 0 21600 21600" draw:type="rectangle" draw:enhanced-path="M 0 0 L 21600 0 21600 21600 0 21600 0 0 Z N"/>
        </draw:custom-shape>
        <draw:path draw:style-name="gr23" draw:text-style-name="P11" draw:layer="layout" svg:width="4.996cm" svg:height="1.427cm" draw:transform="rotate (3.05676965194287) translate (17.8789769952736cm 13.923347581592cm)" svg:viewBox="0 0 4997 1428" svg:d="M0 1428c1401-1223 2714-1134 4997-1428">
          <text:p/>
        </draw:path>
        <draw:custom-shape draw:style-name="gr22" draw:text-style-name="P8" draw:layer="layout" svg:width="2.9cm" svg:height="0.6cm" svg:x="9.889cm" svg:y="17.8cm">
          <text:p text:style-name="P7"><text:span text:style-name="T1">Est Data[] ebx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9cm" svg:height="0.6cm" svg:x="9.9cm" svg:y="18.8cm">
          <text:p text:style-name="P7"><text:span text:style-name="T1">Demod Data[] ebx</text:span></text:p>
          <draw:enhanced-geometry svg:viewBox="0 0 21600 21600" draw:type="rectangle" draw:enhanced-path="M 0 0 L 21600 0 21600 21600 0 21600 0 0 Z N"/>
        </draw:custom-shape>
        <draw:line draw:style-name="gr27" draw:text-style-name="P11" draw:layer="layout" svg:x1="8.6cm" svg:y1="16.3cm" svg:x2="18cm" svg:y2="16.7cm">
          <text:p/>
        </draw:line>
        <draw:path draw:style-name="gr35" draw:text-style-name="P26" draw:layer="layout" svg:width="5.346cm" svg:height="0.376cm" draw:transform="rotate (0.174532925199433) translate (12.734486092795cm 17.6284521691359cm)" svg:viewBox="0 0 5347 377" svg:d="M0 377c1252-364 4315-52 5347-377">
          <text:p text:style-name="P19"><text:span text:style-name="T6">Fill Est Results … Can Demod</text:span></text:p>
        </draw:path>
        <draw:path draw:style-name="gr23" draw:text-style-name="P11" draw:layer="layout" svg:width="5.053cm" svg:height="1.934cm" draw:transform="rotate (3.05676965194287) translate (17.8360508638528cm 18.6282004026149cm)" svg:viewBox="0 0 5054 1935" svg:d="M0 1935c1401-1223 2771-1641 5054-1935">
          <text:p/>
        </draw:path>
        <draw:custom-shape draw:style-name="gr33" draw:text-style-name="P14" draw:layer="layout" svg:width="1.9cm" svg:height="0.6cm" svg:x="6.7cm" svg:y="16.8cm">
          <text:p text:style-name="P1"><text:span text:style-name="T1">Demodulate</text:span></text:p>
          <draw:enhanced-geometry svg:viewBox="0 0 21600 21600" draw:type="rectangle" draw:enhanced-path="M 0 0 L 21600 0 21600 21600 0 21600 0 0 Z N"/>
        </draw:custom-shape>
        <draw:line draw:style-name="gr27" draw:text-style-name="P11" draw:layer="layout" svg:x1="8.6cm" svg:y1="17.1cm" svg:x2="18cm" svg:y2="17.5cm">
          <text:p/>
        </draw:line>
        <draw:path draw:style-name="gr35" draw:text-style-name="P26" draw:layer="layout" svg:width="5.38cm" svg:height="0.573cm" draw:transform="rotate (0.174532925199433) translate (12.7002840784624cm 18.4344829070573cm)" svg:viewBox="0 0 5381 574" svg:d="M0 574c1252-364 4349-249 5381-574">
          <text:p text:style-name="P19"><text:span text:style-name="T6">Fill Demod Results</text:span></text:p>
        </draw:path>
        <draw:path draw:style-name="gr23" draw:text-style-name="P11" draw:layer="layout" svg:width="5.036cm" svg:height="2.133cm" draw:transform="rotate (3.05676965194287) translate (17.8191675193816cm 19.6267648621298cm)" svg:viewBox="0 0 5037 2134" svg:d="M0 2134c1401-1223 2754-1840 5037-2134">
          <text:p/>
        </draw:path>
        <draw:path draw:style-name="gr23" draw:text-style-name="P11" draw:layer="layout" svg:width="6.961cm" svg:height="3.1cm" draw:transform="rotate (3.05676965194287) translate (24.9372787366455cm 12.8898561449021cm)" svg:viewBox="0 0 6962 3101" svg:d="M0 3101c1851-659 4679-2807 6962-3101">
          <text:p/>
        </draw:path>
        <draw:custom-shape draw:style-name="gr1" draw:text-style-name="P2" draw:layer="layout" svg:width="4.826cm" svg:height="2.54cm" svg:x="23.1cm" svg:y="12.9cm">
          <text:p text:style-name="P1"><text:span text:style-name="T1">Flat Stream Memory</text:span></text:p>
          <draw:enhanced-geometry svg:viewBox="0 0 21600 21600" draw:type="rectangle" draw:enhanced-path="M 0 0 L 21600 0 21600 21600 0 21600 0 0 Z N"/>
        </draw:custom-shape>
        <draw:line draw:style-name="gr27" draw:text-style-name="P11" draw:layer="layout" svg:x1="20.9cm" svg:y1="13.3cm" svg:x2="23.1cm" svg:y2="13.7cm">
          <text:p/>
        </draw:line>
        <draw:custom-shape draw:style-name="gr2" draw:text-style-name="P4" draw:layer="layout" svg:width="6.4cm" svg:height="5.4cm" svg:x="6.6cm" svg:y="20.5cm">
          <text:p text:style-name="P3"><text:span text:style-name="T2">PageFileWr</text:span></text:p>
          <draw:enhanced-geometry svg:viewBox="0 0 21600 21600" draw:type="rectangle" draw:enhanced-path="M 0 0 L 21600 0 21600 21600 0 21600 0 0 Z N"/>
        </draw:custom-shape>
        <draw:path draw:style-name="gr21" draw:text-style-name="P26" draw:layer="layout" svg:width="6.517cm" svg:height="2.146cm" draw:transform="rotate (0.436332312998582) translate (12.0928265344541cm 20.2545602250341cm)" svg:viewBox="0 0 6518 2147" svg:d="M0 2147c1335-261 4452-793 6518-2147">
          <text:p/>
        </draw:path>
        <draw:frame draw:style-name="gr36" draw:text-style-name="P27" draw:layer="layout" svg:width="1.442cm" svg:height="0.489cm" draw:transform="rotate (0.418879020478639) translate (14.984cm 20.187cm)">
          <draw:text-box>
            <text:p><text:span text:style-name="T7">Can Write</text:span></text:p>
          </draw:text-box>
        </draw:frame>
        <draw:path draw:style-name="gr35" draw:text-style-name="P26" draw:layer="layout" svg:width="5.346cm" svg:height="0.376cm" draw:transform="rotate (0.174532925199433) translate (12.743486092795cm 17.6284521691359cm)" svg:viewBox="0 0 5347 377" svg:d="M0 377c1252-364 4315-52 5347-377">
          <text:p text:style-name="P19"><text:span text:style-name="T6">Fill Est Results … Can Demod</text:span></text:p>
        </draw:path>
        <draw:path draw:style-name="gr31" draw:text-style-name="P11" draw:layer="layout" svg:width="2.614cm" svg:height="10.06cm" draw:transform="rotate (3.05676965194287) translate (14.7527399814884cm 20.9626111686932cm)" svg:viewBox="0 0 2615 10061" svg:d="M1760 14c-3148-435-1579 9752 855 10047">
          <text:p/>
        </draw:path>
        <draw:custom-shape draw:style-name="gr8" draw:text-style-name="P21" draw:layer="layout" svg:width="3.2cm" svg:height="0.562cm" svg:x="2.4cm" svg:y="15.5cm">
          <text:p text:style-name="P17"><text:span text:style-name="T4">Est by ZeroCros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.6cm" svg:y1="15.8cm" svg:x2="6.7cm" svg:y2="16.3cm">
          <text:p/>
        </draw:line>
        <draw:custom-shape draw:style-name="gr8" draw:text-style-name="P21" draw:layer="layout" svg:width="3.2cm" svg:height="0.562cm" svg:x="2.4cm" svg:y="16.3cm">
          <text:p text:style-name="P17"><text:span text:style-name="T4">Formal Demod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.6cm" svg:y1="16.6cm" svg:x2="6.7cm" svg:y2="17.1cm">
          <text:p/>
        </draw:line>
        <draw:custom-shape draw:style-name="gr3" draw:text-style-name="P5" draw:layer="layout" svg:width="3.556cm" svg:height="1.8cm" svg:x="21.144cm" svg:y="22.7cm">
          <text:p text:style-name="P5"><text:span text:style-name="T1">Stream</text:span></text:p>
          <text:p text:style-name="P5"><text:span text:style-name="T1">Fill from Analysi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8cm" svg:height="0.6cm" svg:x="13.7cm" svg:y="22.3cm">
          <text:p text:style-name="P9"><text:span text:style-name="T3">AudioFiler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2.8cm" svg:height="0.6cm" svg:x="17.5cm" svg:y="22.5cm">
          <text:p text:style-name="P6"><text:span text:style-name="T1">RiffFiler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6.5cm" svg:y1="22.6cm" svg:x2="17.5cm" svg:y2="22.8cm">
          <text:p/>
        </draw:line>
        <draw:line draw:style-name="gr6" draw:text-style-name="P11" draw:layer="layout" svg:x1="20.3cm" svg:y1="22.8cm" svg:x2="21.1cm" svg:y2="23cm">
          <text:p/>
        </draw:line>
        <draw:path draw:style-name="gr27" draw:text-style-name="P11" draw:layer="layout" svg:width="6.417cm" svg:height="0.627cm" draw:transform="rotate (-0.701447826376521) translate (19.3028353510402cm 18.0782677054881cm)" svg:viewBox="0 0 6418 628" svg:d="M0 159c1044 1082 5280-1187 6418 469">
          <text:p/>
        </draw:path>
        <draw:custom-shape draw:style-name="gr8" draw:text-style-name="P13" draw:layer="layout" svg:width="3.2cm" svg:height="0.562cm" svg:x="2.5cm" svg:y="20.5cm">
          <text:p text:style-name="P12"><text:span text:style-name="T4">File Find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.7cm" svg:y1="20.762cm" svg:x2="6.7cm" svg:y2="21.162cm">
          <text:p/>
        </draw:line>
        <draw:custom-shape draw:style-name="gr8" draw:text-style-name="P21" draw:layer="layout" svg:width="3.2cm" svg:height="0.562cm" svg:x="2.5cm" svg:y="21.48cm">
          <text:p text:style-name="P17"><text:span text:style-name="T4">Write It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.7cm" svg:y1="21.762cm" svg:x2="6.7cm" svg:y2="22.162cm">
          <text:p/>
        </draw:line>
        <draw:custom-shape draw:style-name="gr4" draw:text-style-name="P8" draw:layer="layout" svg:width="2.5cm" svg:height="0.6cm" svg:x="9.3cm" svg:y="21cm">
          <text:p text:style-name="P7"><text:span text:style-name="T1">File Name ebx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8.3cm" svg:y1="21.1cm" svg:x2="9.3cm" svg:y2="21.3cm">
          <text:p/>
        </draw:line>
        <draw:line draw:style-name="gr7" draw:text-style-name="P11" draw:layer="layout" svg:x1="8.3cm" svg:y1="22.1cm" svg:x2="13.7cm" svg:y2="22.6cm">
          <text:p/>
        </draw:line>
        <draw:custom-shape draw:style-name="gr9" draw:text-style-name="P14" draw:layer="layout" svg:width="1.6cm" svg:height="0.6cm" svg:x="6.7cm" svg:y="20.8cm">
          <text:p text:style-name="P1"><text:span text:style-name="T1">Open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.6cm" svg:height="0.6cm" svg:x="6.7cm" svg:y="21.8cm">
          <text:p text:style-name="P1"><text:span text:style-name="T1">Write File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9.3cm" svg:y1="21.3cm" svg:x2="8.3cm" svg:y2="22.1cm">
          <text:p/>
        </draw:line>
        <draw:path draw:style-name="gr21" draw:text-style-name="P26" draw:layer="layout" svg:width="6.084cm" svg:height="16.03cm" draw:transform="skewX (-3.81885551347015E-017) rotate (0.261799387799149) translate (8.86448504638235cm 5.76604807763811cm)" svg:viewBox="0 0 6085 16031" svg:d="M0 15978c4662 1146 9328-16653 3034-15958">
          <text:p/>
        </draw:path>
        <draw:path draw:style-name="gr23" draw:text-style-name="P11" draw:layer="layout" svg:width="5.867cm" svg:height="1.803cm" draw:transform="rotate (3.05676965194287) translate (23.8471920463837cm 17.197169320985cm)" svg:viewBox="0 0 5868 1804" svg:d="M0 1804c1851-660 3585-1510 5868-1804">
          <text:p/>
        </draw:path>
        <draw:custom-shape draw:style-name="gr22" draw:text-style-name="P8" draw:layer="layout" svg:width="2.9cm" svg:height="0.6cm" svg:x="9.9cm" svg:y="24.7cm">
          <text:p text:style-name="P7"><text:span text:style-name="T1">FILE</text:span></text:p>
          <draw:enhanced-geometry svg:viewBox="0 0 21600 21600" draw:type="rectangle" draw:enhanced-path="M 0 0 L 21600 0 21600 21600 0 21600 0 0 Z N"/>
        </draw:custom-shape>
        <draw:path draw:style-name="gr23" draw:text-style-name="P11" draw:layer="layout" svg:width="10.454cm" svg:height="0.466cm" draw:transform="rotate (3.05676965194287) translate (23.226635659876cm 26.40422143358cm)" svg:viewBox="0 0 10455 467" svg:d="M0 205c1851-659 8171 508 10455 214">
          <text:p/>
        </draw:path>
        <draw:frame draw:style-name="gr37" draw:text-style-name="P27" draw:layer="layout" svg:width="2.928cm" svg:height="0.489cm" draw:transform="rotate (-0.523598775598299) translate (20.744cm 19.5cm)">
          <draw:text-box>
            <text:p><text:span text:style-name="T7">File Setup Parameter Info</text:span></text:p>
          </draw:text-box>
        </draw:frame>
        <draw:frame draw:style-name="gr38" draw:text-style-name="P27" draw:layer="layout" svg:width="1.412cm" svg:height="0.489cm" draw:transform="rotate (1.5707963267949) translate (15.911cm 10.4cm)">
          <draw:text-box>
            <text:p><text:span text:style-name="T7">MarkDirty</text:span></text:p>
          </draw:text-box>
        </draw:frame>
        <draw:frame draw:style-name="gr39" draw:text-style-name="P27" draw:layer="layout" svg:width="1.73cm" svg:height="0.489cm" svg:x="13.8cm" svg:y="11.311cm">
          <draw:text-box>
            <text:p><text:span text:style-name="T7">Setup Parms</text:span></text:p>
          </draw:text-box>
        </draw:frame>
        <draw:frame draw:style-name="gr40" draw:text-style-name="P31" draw:layer="layout" svg:width="3.715cm" svg:height="0.49cm" draw:transform="rotate (1.22173047639603) translate (12.877cm 10.506cm)">
          <draw:text-box>
            <text:p><text:span text:style-name="T6">Reset to Saved or Global Defaul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stroke-dash draw:name="Double_20_Dash_20_Dot_20_Dot" draw:display-name="Double Dash Dot Dot" draw:style="rect" draw:dots1="1" draw:dots1-length="800%" draw:dots2="2" draw:dots2-length="1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uncan Gray</meta:initial-creator>
    <meta:creation-date>2012-08-12T11:00:22</meta:creation-date>
    <dc:date>2023-02-12T14:02:06.301391980</dc:date>
    <meta:editing-duration>PT8H29M49S</meta:editing-duration>
    <meta:editing-cycles>14</meta:editing-cycles>
    <meta:generator>LibreOffice/7.3.7.2$Linux_X86_64 LibreOffice_project/30$Build-2</meta:generator>
    <meta:document-statistic meta:object-count="106"/>
  </office:meta>
</office:document-meta>
</file>